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svg:font-family="Palati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4aefe7" officeooo:paragraph-rsid="004aefe7"/>
    </style:style>
    <style:style style:name="P2" style:family="paragraph" style:parent-style-name="Standard">
      <style:text-properties fo:language="en" fo:country="US" officeooo:rsid="004aefe7" officeooo:paragraph-rsid="004aefe7"/>
    </style:style>
    <style:style style:name="P3" style:family="paragraph" style:parent-style-name="Standard">
      <style:text-properties fo:language="en" fo:country="US" officeooo:rsid="004aefe7" officeooo:paragraph-rsid="004aefe7"/>
    </style:style>
    <style:style style:name="P4" style:family="paragraph" style:parent-style-name="Heading_20_1">
      <style:text-properties officeooo:rsid="005e379f" officeooo:paragraph-rsid="005e379f"/>
    </style:style>
    <style:style style:name="T1" style:family="text">
      <style:text-properties officeooo:rsid="0065c951"/>
    </style:style>
    <style:style style:name="T2" style:family="text">
      <style:text-properties officeooo:rsid="006670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S<text:span text:style-name="T1">eminar - Format</text:span></text:h>
      <text:p text:style-name="Standard">Die Idee des Digital Survival Lab entsprang einer Reihe von Firmenberatungen, die allesamt zeigten, dass das Thema der Digitalen Transformation vor allem als „painpoint“ in Erscheinung tritt. Dabei standen weniger konkrete Entscheidungsprobleme im Fokus als fundamentale Verständnisfragen: Was bedeutet Digitalisierung? <text:s/>Welche Implikationen bringen Software-Projekte mit sich?</text:p>
      <text:p text:style-name="P1"/>
      <text:p text:style-name="P1"/>
      <text:p text:style-name="P2">The idea of the Digital Survival Lab arose from a series of corporate consultancies, all of which showed that the topic of digital transformation appears above all as a "pain point". The focus was less on concrete decision-making problems than on fundamental questions of understanding: What does digitalization mean? What are the implications of software projects?</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svg:font-family="Palati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3T10:00:51.898344345</meta:creation-date>
    <dc:date>2019-04-06T13:54:08.068421840</dc:date>
    <meta:editing-duration>PT5H5M54S</meta:editing-duration>
    <meta:editing-cycles>29</meta:editing-cycles>
    <meta:generator>LibreOffice/6.0.6.2$Linux_X86_64 LibreOffice_project/00m0$Build-2</meta:generator>
    <meta:document-statistic meta:table-count="0" meta:image-count="0" meta:object-count="0" meta:page-count="1" meta:paragraph-count="3" meta:word-count="105" meta:character-count="758" meta:non-whitespace-character-count="655"/>
  </office:meta>
</office:document-meta>
</file>